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20000005097510585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äsentationstabelle" style:family="table">
      <style:table-properties style:width="7.497cm" fo:margin-left="8.504cm" fo:margin-right="0cm" table:align="margins"/>
    </style:style>
    <style:style style:name="Prä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302cm" style:rel-column-width="14366*"/>
    </style:style>
    <style:style style:name="Referenztabelle.B" style:family="table-column">
      <style:table-column-properties style:column-width="0.212cm" style:rel-column-width="1321*"/>
    </style:style>
    <style:style style:name="Referenztabelle.C" style:family="table-column">
      <style:table-column-properties style:column-width="7.987cm" style:rel-column-width="49848*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302cm" style:rel-column-width="8154*"/>
    </style:style>
    <style:style style:name="Betrefftabelle.B" style:family="table-column">
      <style:table-column-properties style:column-width="0.212cm" style:rel-column-width="749*"/>
    </style:style>
    <style:style style:name="Betrefftabelle.C" style:family="table-column">
      <style:table-column-properties style:column-width="15.986cm" style:rel-column-width="56632*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style:text-properties style:font-name="Arial1"/>
    </style:style>
    <style:style style:name="P8" style:family="paragraph" style:parent-style-name="Table_20_Contents">
      <style:text-properties style:font-name="Arial1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T_LOGO" text:anchor-type="page" text:anchor-page-number="1" svg:x="0.101cm" svg:y="0.3cm" svg:width="20.366cm" svg:height="2.117cm" draw:z-index="1">
        <draw:image xlink:href="Pictures/10000000000003020000005097510585.gif" xlink:type="simple" xlink:show="embed" xlink:actuate="onLoad"/>
      </draw:frame>
      <draw:line text:anchor-type="page" text:anchor-page-number="1" draw:z-index="0" draw:style-name="gr1" draw:text-style-name="P9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Präsentationstabelle" table:style-name="Präsentationstabelle">
        <table:table-column table:style-name="Präsentationstabelle.A"/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column table:style-name="Referenztabelle.C"/>
        <table:table-row>
          <table:table-cell office:value-type="string">
            <text:p text:style-name="P3">Ihre Referenzen 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>Ansprechpartner 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>Durchwahl 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column table:style-name="Betrefftabelle.C"/>
        <table:table-row>
          <table:table-cell office:value-type="string">
            <text:p text:style-name="P3">Datum 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>Betrifft 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</table:table>
      <text:p text:style-name="P6"><text:line-break/>Sehr geehrte Damen und Herren,</text:p>
      <text:p text:style-name="P6"/>
      <text:p text:style-name="P6">Mit freundlichen Grüßen<text:line-break/><text:line-break/>i.A.</text:p>
      <text:p text:style-name="P6"><text:line-break/>Dieter Apel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1cm" fo:margin-left="-2.701cm" fo:margin-right="0cm" table:align="margins"/>
    </style:style>
    <style:style style:name="Footertabelle.A" style:family="table-column">
      <style:table-column-properties style:column-width="2.499cm" style:rel-column-width="8759*"/>
    </style:style>
    <style:style style:name="Footertabelle.B" style:family="table-column">
      <style:table-column-properties style:column-width="0.199cm" style:rel-column-width="698*"/>
    </style:style>
    <style:style style:name="Footertabelle.C" style:family="table-column">
      <style:table-column-properties style:column-width="16.002cm" style:rel-column-width="56078*"/>
    </style:style>
    <style:style style:name="Footertabelle.1" style:family="table-row">
      <style:table-row-properties style:min-row-height="0.132cm"/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column table:style-name="Footertabelle.C"/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>Deutsche Telekom Technik GmbH</text:p>
            </table:table-cell>
          </table:table-row>
          <table:table-row table:style-name="Footertabelle.1">
            <table:table-cell office:value-type="string">
              <text:p text:style-name="MP1">Hausanschrift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Technische Infrastruktur Niederlassung Mitte, Alfred-Herrhausen-Allee 7, 65760 Eschborn</text:p>
            </table:table-cell>
          </table:table-row>
          <table:table-row table:style-name="Footertabelle.1">
            <table:table-cell office:value-type="string">
              <text:p text:style-name="MP1">Postanschrift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Postfach 50 00, 65760 Eschborn</text:p>
            </table:table-cell>
          </table:table-row>
          <table:table-row table:style-name="Footertabelle.1">
            <table:table-cell office:value-type="string">
              <text:p text:style-name="MP1">Telefonkontakte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Telefon +49 6196 91-00, Telefax +49 6196 91-1199, Internet www.telekom.de</text:p>
            </table:table-cell>
          </table:table-row>
          <table:table-row table:style-name="Footertabelle.1">
            <table:table-cell office:value-type="string">
              <text:p text:style-name="MP1">Konto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Postbank Saarbrücken (BLZ 590 100 66), Kto.-Nr. 24 858 668</text:p>
            </table:table-cell>
          </table:table-row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>IBAN: DE1759010066 0024858668, SWIFT-BIC: PBNKDEFF</text:p>
            </table:table-cell>
          </table:table-row>
          <table:table-row table:style-name="Footertabelle.1">
            <table:table-cell office:value-type="string">
              <text:p text:style-name="MP1">Aufsichtsrat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Dr. Thomas Knoll (Vorsitzender)</text:p>
            </table:table-cell>
          </table:table-row>
          <table:table-row table:style-name="Footertabelle.1">
            <table:table-cell office:value-type="string">
              <text:p text:style-name="MP1">Geschäftsführung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Dr. Bruno Jocobfeuerborn (Vorsitzender), Albert Matheis, Klaus Peren</text:p>
            </table:table-cell>
          </table:table-row>
          <table:table-row table:style-name="Footertabelle.1">
            <table:table-cell office:value-type="string">
              <text:p text:style-name="MP1">Handelsregister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Amtsgericht Bonn HRB 14190, Sitz der Gesellschaft Bonn</text:p>
            </table:table-cell>
          </table:table-row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>USt-IdNr. DE 814645262</text:p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7" text:date-value="2013-07-04T14:12:47.05">04.07.13</text:date></text:p>
        <text:p text:style-name="Header"><text:page-number text:select-page="current">2</text:page-number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3-07-04T14:12:46.33</dc:date>
    <meta:editing-duration>PT4H57M20S</meta:editing-duration>
    <meta:editing-cycles>51</meta:editing-cycles>
    <meta:generator>LibreOffice/4.0.0.3$Windows_x86 LibreOffice_project/7545bee9c2a0782548772a21bc84a9dcc583b89</meta:generator>
    <meta:print-date>2013-04-29T09:25:28.90</meta:print-date>
    <meta:document-statistic meta:table-count="6" meta:image-count="1" meta:object-count="0" meta:page-count="1" meta:paragraph-count="28" meta:word-count="92" meta:character-count="737" meta:non-whitespace-character-count="665"/>
  </office:meta>
</office:document-meta>
</file>